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1.469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4" style:family="table-row">
      <style:table-row-properties style:row-height="0.859cm" fo:break-before="auto" style:use-optimal-row-height="true"/>
    </style:style>
    <style:style style:name="ro15" style:family="table-row">
      <style:table-row-properties style:row-height="0.564cm" fo:break-before="auto" style:use-optimal-row-height="true"/>
    </style:style>
    <style:style style:name="ro16" style:family="table-row">
      <style:table-row-properties style:row-height="1.085cm" fo:break-before="auto" style:use-optimal-row-height="true"/>
    </style:style>
    <style:style style:name="ro19" style:family="table-row">
      <style:table-row-properties style:row-height="0.527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5.743cm" fo:break-before="auto" style:use-optimal-row-height="true"/>
    </style:style>
    <style:style style:name="ro22" style:family="table-row">
      <style:table-row-properties style:row-height="3.39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205cm" fo:break-before="auto" style:use-optimal-row-height="true"/>
    </style:style>
    <style:style style:name="ro25" style:family="table-row">
      <style:table-row-properties style:row-height="2.646cm" fo:break-before="auto" style:use-optimal-row-height="true"/>
    </style:style>
    <style:style style:name="ro26" style:family="table-row">
      <style:table-row-properties style:row-height="0.949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use-window-font-color="true" style:font-name="Times-Roman" fo:font-size="14pt" style:font-name-asian="Times-Roman" style:font-size-asian="14pt" style:font-name-complex="Times-Roman" style:font-size-complex="8pt"/>
    </style:style>
    <style:style style:name="T10" style:family="text">
      <style:text-properties style:font-name="Verdana1" fo:font-size="12pt" style:font-size-asian="12pt" style:font-size-complex="12pt"/>
    </style:style>
    <style:style style:name="T11"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4">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4">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7">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7">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7">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7">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4">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5">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5">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5">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5">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5">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5">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5">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5">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5">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5">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5">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5">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5">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5">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5">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5">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5">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5">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5">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5">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6">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5">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5">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5">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5">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5">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5">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5">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9">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9">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5">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9">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9">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9">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5">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9">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19">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9">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9">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9">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9">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9">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9">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6">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5">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text:span><text:span text:style-name="T8">= (cbc:DocumentCurrencyCode))</text:span></text:p>
            <text:p><text:span text:style-name="T8">or</text:span></text:p>
            <text:p><text:span text:style-name="T8">(exists(cbc:TaxCurrencyCode) and exists(cbc:DocumentCurrencyCode) and </text:span><text:span text:style-name="T8">not(exists(//cbc:TransactionCurrencyTaxAmount)))</text:span></text:p>
          </table:table-cell>
          <table:table-cell table:number-columns-repeated="3"/>
          <table:table-cell table:style-name="ce43" office:value-type="string">
            <text:p>Check that the currency ID of the TaxAmount equals the TaxCurrency ID. Change mapping</text:p>
          </table:table-cell>
          <table:table-cell table:number-columns-repeated="250"/>
        </table:table-row>
        <table:table-row table:style-name="ro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5">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5">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6">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text:span text:style-name="T9">((exists(cac:AccountingSupplierParty/cac:Party/cac:PartyTaxScheme/cbc:CompanyID) and </text:span><text:span text:style-name="T9">not(exists(cac:TaxRepresentativeParty/cac:PartyTaxScheme/cbc:CompanyID))) or </text:span><text:span text:style-name="T9">(not(exists(cac:AccountingSupplierParty/cac:Party/cac:PartyTaxScheme/cbc:CompanyID)) and </text:span><text:span text:style-name="T9">exists(cac:TaxRepresentativeParty/cac:PartyTaxScheme/cbc:CompanyID)) and </text:span><text:span text:style-name="T9">(cac:TaxTotal/cac:TaxSubtotal/cac:TaxCategory/cac:TaxScheme/cbc:ID[. = 'VAT'])) or </text:span><text:span text:style-name="T9">not(exists(cac:TaxTotal/cac:TaxSubtotal/cac:TaxCategory/cac:TaxScheme/cbc:ID[. = 'VAT']))</text:span></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5">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5">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5">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5">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9</text:p>
          </table:table-cell>
          <table:table-cell table:style-name="ce24" office:value-type="string">
            <text:p>not(/ubl:Invoice/cac:TaxTotal/*/*/*/cbc:ID = 'VAT') or (starts-with(cbc:CompanyID,../cac:PostalAddress/cac:Country/cbc:IdentificationCode))</text:p>
          </table:table-cell>
          <table:table-cell table:number-columns-repeated="254"/>
        </table:table-row>
        <table:table-row table:style-name="ro16">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4">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6">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6">
          <table:table-cell office:value-type="string">
            <text:p>model</text:p>
          </table:table-cell>
          <table:table-cell table:style-name="ce6" office:value-type="string">
            <text:p>BR-CO-15</text:p>
          </table:table-cell>
          <table:table-cell table:style-name="ce30" office:value-type="string">
            <text:p><text:span text:style-name="T10">(cbc:TaxInclusiveAmount = cbc:TaxExclusiveAmount + </text:span><text:span text:style-name="T11">(round(sum(/ubl:Invoice/cac:TaxTotal/xs:decimal(cbc:TaxAmount)) * 10 * 10) div 100)</text:span><text:span text:style-name="T10">)</text:span></text:p>
          </table:table-cell>
          <table:table-cell table:number-columns-repeated="3"/>
          <table:table-cell office:value-type="string">
            <text:p>Check rounding amount?</text:p>
          </table:table-cell>
          <table:table-cell table:number-columns-repeated="250"/>
        </table:table-row>
        <table:table-row table:style-name="ro24">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6">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5">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5">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5">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5">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5">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5">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5">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5">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5">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5">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5">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5">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E-06</text:p>
          </table:table-cell>
          <table:table-cell table:style-name="ce20" office:value-type="string">
            <text:p>(cbc:TaxExemptionReason)</text:p>
          </table:table-cell>
          <table:table-cell table:number-columns-repeated="254"/>
        </table:table-row>
        <table:table-row table:style-name="ro15">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5">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5">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5">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AE-01</text:p>
          </table:table-cell>
          <table:table-cell table:style-name="ce32" office:value-type="string">
            <text:p>(exists(/ubl:Invoice/cac:TaxTotal/cac:TaxSubtotal/cac:TaxCategory/cbc:ID[. = 'AE']))</text:p>
          </table:table-cell>
          <table:table-cell table:number-columns-repeated="254"/>
        </table:table-row>
        <table:table-row table:style-name="ro26">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5">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5">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5">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5">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5">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5">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5">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5">
          <table:table-cell office:value-type="string">
            <text:p>model</text:p>
          </table:table-cell>
          <table:table-cell table:style-name="ce6" office:value-type="string">
            <text:p>BR-IC-08</text:p>
          </table:table-cell>
          <table:table-cell table:style-name="ce20" office:value-type="string">
            <text:p>(//cac:Delivery/cbc:ActualDeliveryDate)</text:p>
          </table:table-cell>
          <table:table-cell table:number-columns-repeated="254"/>
        </table:table-row>
        <table:table-row table:style-name="ro15">
          <table:table-cell office:value-type="string">
            <text:p>model</text:p>
          </table:table-cell>
          <table:table-cell table:style-name="ce6" office:value-type="string">
            <text:p>BR-IC-09</text:p>
          </table:table-cell>
          <table:table-cell table:style-name="ce36" office:value-type="string">
            <text:p>(//cac:Delivery/cac:DeliveryLocation/cac:Address/cac:Country/cbc:IdentificationCode)</text:p>
          </table:table-cell>
          <table:table-cell table:number-columns-repeated="254"/>
        </table:table-row>
        <table:table-row table:style-name="ro15">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5">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5">
          <table:table-cell office:value-type="string">
            <text:p>model</text:p>
          </table:table-cell>
          <table:table-cell table:style-name="ce6" office:value-type="string">
            <text:p>BR-G-01</text:p>
          </table:table-cell>
          <table:table-cell table:style-name="ce32" office:value-type="string">
            <text:p>(exists(/ubl:Invoice/cac:TaxTotal/cac:TaxSubtotal/cac:TaxCategory/cbc:ID[. = 'G']))</text:p>
          </table:table-cell>
          <table:table-cell table:number-columns-repeated="254"/>
        </table:table-row>
        <table:table-row table:style-name="ro15">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5">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5">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5">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5">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5">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5">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5">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5">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5">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5">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5">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5">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5">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23">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1">11/07/2016</text:date>, <text:time>15:26:2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1T15:26:24</dc:date>
    <dc:creator>Oriol Bausà</dc:creator>
    <meta:editing-duration>P25DT9H22M10S</meta:editing-duration>
    <meta:editing-cycles>206</meta:editing-cycles>
    <meta:document-statistic meta:table-count="3" meta:cell-count="1404" meta:object-count="0"/>
  </office:meta>
</office:document-meta>
</file>